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5-10-1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5-07-1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5-04-15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3352" calcext:value-type="float">
            <text:p>51.2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5-01-16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6688" calcext:value-type="float">
            <text:p>51.9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4-10-1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4136" calcext:value-type="float">
            <text:p>52.9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4-07-1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4-04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4-01-3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3-10-2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3-04-2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3-01-25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2-10-0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2-07-19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2-04-2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2-01-28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1-10-26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1-07-22 0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1-04-21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1-01-28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05104" calcext:value-type="float">
            <text:p>51.5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0-10-17 0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2824" calcext:value-type="float">
            <text:p>71.3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0-04-2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20-01-1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9-07-18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9-04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9-01-1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8-10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8-07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8-01-2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28" calcext:value-type="float">
            <text:p>68.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7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8208" calcext:value-type="float">
            <text:p>67.9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7-07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37456" calcext:value-type="float">
            <text:p>68.0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6-10-1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6-07-1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6-01-22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5-10-1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5-07-08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5-04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5-01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4-12-03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4-07-22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4-05-02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4-01-31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3032" calcext:value-type="float">
            <text:p>48.6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3-04-18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3-01-1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2-10-2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6624" calcext:value-type="float">
            <text:p>48.4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2-07-26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2-04-26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1688" calcext:value-type="float">
            <text:p>46.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2-02-03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1-10-14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1-07-28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1-01-25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0-11-24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8344" calcext:value-type="float">
            <text:p>46.9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10-04-21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9-03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8-04-2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7-03-2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5-10-05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5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5-01-1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4-10-1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5928" calcext:value-type="float">
            <text:p>45.9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4-07-15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4-04-12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4-01-09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3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3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8072" calcext:value-type="float">
            <text:p>47.0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1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1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0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0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2000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9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9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9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8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7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7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7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7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6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6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6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5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5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5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4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4024" calcext:value-type="float">
            <text:p>46.6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3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3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3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2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2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2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8568" calcext:value-type="float">
            <text:p>36.54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2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2-01-2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1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1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1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90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9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9-11-08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9-08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9-06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9-02-2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8-12-2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8-11-2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8-10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8-10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8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8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8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7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6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6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5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5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5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4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808" calcext:value-type="float">
            <text:p>29.3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3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2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1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1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0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80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9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8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8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7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7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7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7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6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6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5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5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5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4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3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3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3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2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2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2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1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1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1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1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0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0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0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0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70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9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9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9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8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8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8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8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8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7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7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7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7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7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7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7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7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7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6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6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6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6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6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6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6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6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5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5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5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5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4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4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02705</text:p>
          </table:table-cell>
          <table:table-cell office:value-type="string" calcext:value-type="string">
            <text:p>09S/01W-14DCA</text:p>
          </table:table-cell>
          <table:table-cell office:value-type="string" calcext:value-type="string">
            <text:p>1964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68" meta:object-count="0"/>
    <meta:user-defined meta:name="AppVersion">3.0</meta:user-defined>
  </office:meta>
</office:document-meta>
</file>